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3b160e"/>
    </style:style>
    <style:style style:name="T2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3b160e"/>
    </style:style>
    <style:style style:name="T6" style:family="text">
      <style:text-properties fo:font-size="12.00pt" fo:font-weight="bold" fo:font-family="'Liberation Serif'" style:font-family-asian="'Liberation Serif'" style:font-family-complex="'Liberation Serif'" fo:background-color="transparent" fo:color="#2a6099"/>
    </style:style>
    <style:style style:name="T7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3b160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8.00pt" fo:font-weight="bold" fo:font-family="'Liberation Serif'" style:font-family-asian="'Liberation Serif'" style:font-family-complex="'Liberation Serif'" fo:background-color="#ffff00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ff" fo:color="#ff0000"/>
    </style:style>
    <style:style style:name="T12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3b160e"/>
    </style:style>
    <style:style style:name="T13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ff" fo:color="#ff0000"/>
    </style:style>
    <style:style style:name="T14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3b160e"/>
    </style:style>
    <style:style style:name="T15" style:family="text">
      <style:text-properties fo:font-size="18.00pt" fo:font-weight="bold" fo:font-family="'Liberation Serif'" style:font-family-asian="'Liberation Serif'" style:font-family-complex="'Liberation Serif'" fo:background-color="#ffff00" fo:color="#000000"/>
    </style:style>
    <style:style style:name="T16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ff0000"/>
    </style:style>
    <style:style style:name="T17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000000" style:use-window-font-color="true"/>
    </style:style>
    <style:style style:name="T18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ff0000"/>
    </style:style>
    <style:style style:name="T22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ff0000"/>
    </style:style>
    <style:style style:name="T24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8.00pt" fo:font-weight="bold" fo:font-family="'Liberation Serif'" style:font-family-asian="'Liberation Serif'" style:font-family-complex="'Liberation Serif'" fo:background-color="transparent" fo:color="#ff0000"/>
    </style:style>
    <style:style style:name="T26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ff0000"/>
    </style:style>
    <style:style style:name="T27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8.00pt" fo:font-weight="bold" fo:font-family="'Liberation Serif'" style:font-family-asian="'Liberation Serif'" style:font-family-complex="'Liberation Serif'" fo:background-color="transparent" fo:color="#ff0000"/>
    </style:style>
    <style:style style:name="T29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8.00pt" fo:font-weight="bold" fo:font-family="'Liberation Serif'" style:font-family-asian="'Liberation Serif'" style:font-family-complex="'Liberation Serif'" fo:background-color="transparent" fo:color="#ff0000"/>
    </style:style>
    <style:style style:name="T31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8.00pt" fo:font-weight="bold" fo:font-family="'Liberation Serif'" style:font-family-asian="'Liberation Serif'" style:font-family-complex="'Liberation Serif'" fo:background-color="transparent" fo:color="#ff0000"/>
    </style:style>
    <style:style style:name="T33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ff" fo:color="#ff0000"/>
    </style:style>
    <style:style style:name="T34" style:family="text">
      <style:text-properties fo:font-size="18.00pt" fo:font-weight="bold" fo:font-family="'Liberation Serif'" style:font-family-asian="'Liberation Serif'" style:font-family-complex="'Liberation Serif'" fo:background-color="transparent" fo:color="#ff0000"/>
    </style:style>
    <style:style style:name="T35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ff0000"/>
    </style:style>
    <style:style style:name="T36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8.00pt" fo:font-weight="bold" fo:font-family="'Liberation Serif'" style:font-family-asian="'Liberation Serif'" style:font-family-complex="'Liberation Serif'" fo:background-color="transparent" fo:color="#ff0000"/>
    </style:style>
    <style:style style:name="T38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ff0000"/>
    </style:style>
    <style:style style:name="T40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000000" fo:color="#ff0000"/>
    </style:style>
    <style:style style:name="T41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4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4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7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4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49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5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5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5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53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5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55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5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57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5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59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6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61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6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63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6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65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6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6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6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69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7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71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7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73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7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75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7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7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7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7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8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81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8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8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8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85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8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8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8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8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9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9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9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9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9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9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9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97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9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9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0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0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0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03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0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0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0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07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0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09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1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1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1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13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1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15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1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17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1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19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2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21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2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23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2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25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2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2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2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29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3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31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3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33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3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35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3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3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3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3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4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41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4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4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4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45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4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4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4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4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5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5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5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5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5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5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5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57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5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5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6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6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6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63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6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6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6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67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6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69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7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7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7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73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7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75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7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77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7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79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8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81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8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83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8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85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8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8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8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89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9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91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19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93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9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95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9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9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19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19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0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01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0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0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0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05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0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0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0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0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1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1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1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1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1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1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1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17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1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1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2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2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2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23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2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2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2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27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2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29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3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3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3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33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3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35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3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37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3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39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4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41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4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43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4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45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4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4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4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49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5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51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5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53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5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55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5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5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5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5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6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61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6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6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6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65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6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6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6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6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7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7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7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7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7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7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7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77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7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79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8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8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8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83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8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8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8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87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8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89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9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91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9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93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9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95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29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97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29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299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0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01" style:family="text">
      <style:text-properties fo:font-size="9.50pt" fo:font-weight="normal" fo:font-family="Consolas" style:font-family-asian="Consolas" style:font-family-complex="Consolas" fo:background-color="#ffff00" fo:color="#2b91af"/>
    </style:style>
    <style:style style:name="T302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03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0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05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0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07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0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09" style:family="text">
      <style:text-properties fo:font-size="9.50pt" fo:font-weight="normal" fo:font-family="Consolas" style:font-family-asian="Consolas" style:font-family-complex="Consolas" fo:background-color="#ffff00" fo:color="#0000ff"/>
    </style:style>
    <style:style style:name="T310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ff0000"/>
    </style:style>
    <style:style style:name="T311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ff" fo:color="#ff0000"/>
    </style:style>
    <style:style style:name="T312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313" style:family="text">
      <style:text-properties fo:font-size="18.00pt" fo:font-weight="bold" fo:font-family="'Liberation Serif'" style:font-family-asian="'Liberation Serif'" style:font-family-complex="'Liberation Serif'" fo:background-color="transparent" fo:color="#ff0000"/>
    </style:style>
    <style:style style:name="T314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15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16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17" style:family="text">
      <style:text-properties fo:font-size="9.50pt" fo:font-weight="normal" fo:font-family="Consolas" style:font-family-asian="Consolas" style:font-family-complex="Consolas" fo:background-color="#ffff00" fo:color="#a31515"/>
    </style:style>
    <style:style style:name="T318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19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ff0000"/>
    </style:style>
    <style:style style:name="T320" style:family="text">
      <style:text-properties fo:font-size="9.50pt" fo:font-weight="normal" fo:font-family="Consolas" style:font-family-asian="Consolas" style:font-family-complex="Consolas" fo:background-color="#ffff00" style:use-window-font-color="true"/>
    </style:style>
    <style:style style:name="T321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322" style:family="text">
      <style:text-properties fo:font-size="18.00pt" fo:font-weight="bold" fo:font-family="'Liberation Serif'" style:font-family-asian="'Liberation Serif'" style:font-family-complex="'Liberation Serif'" fo:background-color="transparent" fo:color="#ff0000"/>
    </style:style>
    <style:style style:name="T323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324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ff" fo:color="#ff0000"/>
    </style:style>
    <style:style style:name="T325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3b160e"/>
    </style:style>
    <style:style style:name="T326" style:family="text">
      <style:text-properties fo:font-size="18.00pt" fo:font-weight="bold" fo:font-family="'Liberation Serif'" style:font-family-asian="'Liberation Serif'" style:font-family-complex="'Liberation Serif'" fo:background-color="#ffffff" fo:color="#000000"/>
    </style:style>
    <style:style style:name="T327" style:family="text">
      <style:text-properties fo:font-size="18.00pt" fo:font-weight="bold" fo:font-family="'Liberation Serif'" style:font-family-asian="'Liberation Serif'" style:font-family-complex="'Liberation Serif'" fo:background-color="#ffffff" fo:color="#ff0000"/>
    </style:style>
    <style:style style:name="P1" style:family="paragraph">
      <style:paragraph-properties fo:line-height="115.00%" fo:text-align="center" fo:margin-bottom="7.00pt"/>
    </style:style>
    <style:style style:name="P2" style:family="paragraph">
      <style:paragraph-properties fo:line-height="100.00%" fo:text-align="center" fo:margin-top="10.00pt" fo:margin-bottom="6.00pt"/>
    </style:style>
    <style:style style:name="P3" style:family="paragraph">
      <style:paragraph-properties fo:line-height="115.00%" fo:text-align="center" fo:margin-bottom="7.00pt"/>
    </style:style>
    <style:style style:name="P4" style:family="paragraph">
      <style:paragraph-properties fo:line-height="115.00%" fo:text-align="left" fo:margin-bottom="7.00pt"/>
    </style:style>
    <style:style style:name="P5" style:family="paragraph">
      <style:paragraph-properties fo:line-height="115.00%" fo:text-align="center" fo:margin-bottom="7.00pt"/>
    </style:style>
    <style:style style:name="P6" style:family="paragraph">
      <style:paragraph-properties fo:line-height="115.00%" fo:text-align="left" fo:margin-bottom="7.00pt"/>
    </style:style>
    <style:style style:name="P7" style:family="paragraph">
      <style:paragraph-properties fo:line-height="115.00%" fo:text-align="left" fo:margin-bottom="7.00pt"/>
    </style:style>
    <style:style style:name="P8" style:family="paragraph">
      <style:paragraph-properties fo:line-height="115.00%" fo:text-align="center" fo:margin-bottom="7.00pt"/>
    </style:style>
    <style:style style:name="P9" style:family="paragraph">
      <style:paragraph-properties fo:line-height="115.00%" fo:text-align="left" fo:margin-bottom="7.00pt"/>
    </style:style>
    <style:style style:name="P10" style:family="paragraph">
      <style:paragraph-properties fo:line-height="115.00%" fo:text-align="center" fo:margin-bottom="7.00pt"/>
    </style:style>
    <style:style style:name="P11" style:family="paragraph">
      <style:paragraph-properties fo:line-height="115.00%" fo:text-align="left" fo:margin-bottom="7.00pt"/>
    </style:style>
    <style:style style:name="P12" style:family="paragraph">
      <style:paragraph-properties fo:line-height="115.00%" fo:text-align="left" fo:margin-bottom="7.00pt"/>
    </style:style>
    <style:style style:name="P13" style:family="paragraph">
      <style:paragraph-properties fo:line-height="115.00%" fo:text-align="center" fo:margin-bottom="7.00pt"/>
    </style:style>
    <style:style style:name="P14" style:family="paragraph">
      <style:paragraph-properties fo:line-height="115.00%" fo:text-align="left" fo:margin-bottom="7.00pt"/>
    </style:style>
    <style:style style:name="P15" style:family="paragraph">
      <style:paragraph-properties fo:line-height="115.00%" fo:text-align="center" fo:margin-bottom="7.00pt"/>
    </style:style>
    <style:style style:name="P16" style:family="paragraph">
      <style:paragraph-properties fo:line-height="115.00%" fo:text-align="left" fo:margin-bottom="7.00pt"/>
    </style:style>
  </office:automatic-styles>
  <office:body>
    <office:text>
      <text:p text:style-name="P1"><text:span text:style-name="T1">HOST: KIRUMIRA ISAAC</text:span></text:p>
      <text:p text:style-name="P1"><text:span text:style-name="T1">EMAIL:</text:span><text:a xlink:href="mailto:kirumiraisaacsoft@gmail.com"><text:span text:style-name="T3">kirumiraisaacsoft@gmail.com</text:span></text:a><text:span text:style-name="T4"/></text:p>
      <text:p text:style-name="P1"><text:span text:style-name="T5">CONTACT:+256759939936</text:span></text:p>
      <text:p text:style-name="P1"><text:span text:style-name="T5">YOUTUBE CHANNEL:freeeasyprogramming</text:span></text:p>
      <text:p text:style-name="P1"><text:span text:style-name="T5">YOUTUBE PLAY LIST LINK:</text:span></text:p>
      <text:p text:style-name="P1"><text:span text:style-name="T6">youtube play list goes here</text:span></text:p>
      <text:p text:style-name="P2"><text:span text:style-name="T7">* INTRODUCTION TO THE SERIES</text:span></text:p>
      <text:p text:style-name="P3"><text:span text:style-name="T8"/></text:p>
      <text:p text:style-name="P4"><text:span text:style-name="T9">Note: We are going to start on the school management system in VB.NET and crystal reports, the system will contain the following modules.</text:span></text:p>
      <text:p text:style-name="P5"><text:span text:style-name="T10"/></text:p>
      <text:p text:style-name="P6"><text:span text:style-name="T11">1. Students Admission module</text:span></text:p>
      <text:p text:style-name="P7"><text:span text:style-name="T11">2. Students School Accounts module</text:span></text:p>
      <text:p text:style-name="P7"><text:span text:style-name="T11">3. Reportcard generation module</text:span></text:p>
      <text:p text:style-name="P7"><text:span text:style-name="T11">4. Bulk sms module</text:span></text:p>
      <text:p text:style-name="P8"><text:span text:style-name="T12">PROJECT START UP</text:span></text:p>
      <text:p text:style-name="P8"><text:span text:style-name="T13">Tutorial NO:02</text:span><text:span text:style-name="T14"/></text:p>
      <text:p text:style-name="P9"><text:span text:style-name="T15">Lets start by creating our project and working on the startup form as well as the login form</text:span></text:p>
      <text:p text:style-name="P9"><text:span text:style-name="T15"/></text:p>
      <text:p text:style-name="P9"><text:span text:style-name="T16">STEP 1:</text:span><text:span text:style-name="T17"/></text:p>
      <text:p text:style-name="P9"><text:span text:style-name="T18">Start your database server, in my case am using xamp.</text:span></text:p>
      <text:p text:style-name="P9"><text:span text:style-name="T18">open php myadmin using<text:s/></text:span><text:a xlink:href="http://localhost/phpmyadmin"><text:span text:style-name="T19">http://localhost/phpmyadmin</text:span></text:a><text:span text:style-name="T20"/></text:p>
      <text:p text:style-name="P9"><text:span text:style-name="T21">STEP 2:</text:span></text:p>
      <text:p text:style-name="P9"><text:span text:style-name="T22">Create a new database and call it freeschool_management</text:span></text:p>
      <text:p text:style-name="P9"><text:span text:style-name="T23">STEP 3:</text:span></text:p>
      <text:p text:style-name="P9"><text:span text:style-name="T24">Create a new table inside your database and call it login and give it the following fields.</text:span></text:p>
      <text:p text:style-name="P9"><text:span text:style-name="T25">id ----(int)</text:span></text:p>
      <text:p text:style-name="P9"><text:span text:style-name="T25">username ------(varchar)</text:span></text:p>
      <text:p text:style-name="P9"><text:span text:style-name="T25">password ------(varchar)</text:span></text:p>
      <text:p text:style-name="P9"><text:span text:style-name="T25">usertype<text:s text:c="4"/>-----(varchar)</text:span></text:p>
      <text:p text:style-name="P9"><text:span text:style-name="T26">STEP 4:</text:span></text:p>
      <text:p text:style-name="P9"><text:span text:style-name="T27">Open visual studio any version you have installed on your machine, on my side am going to be using microsoft visual studio 2010 and create a new project and save it in your preffered location.</text:span></text:p>
      <text:p text:style-name="P9"><text:span text:style-name="T27">By default you will get a default form named<text:s/></text:span><text:span text:style-name="T28">Form1, Rename this form to FmMain.</text:span></text:p>
      <text:p text:style-name="P9"><text:span text:style-name="T29">Create another form and give it a name<text:s/></text:span><text:span text:style-name="T30">Login<text:s/></text:span><text:span text:style-name="T31">and create another form and name it<text:s/></text:span><text:span text:style-name="T32">Main</text:span></text:p>
      <text:p text:style-name="P10"><text:span text:style-name="T33">Lets work on FmMain</text:span><text:span text:style-name="T34"/></text:p>
      <text:p text:style-name="P11"><text:span text:style-name="T35">STEP 5:</text:span></text:p>
      <text:p text:style-name="P11"><text:span text:style-name="T36">Go to toolbox , get a timer,progressbar and a label and place place them on<text:s/></text:span><text:span text:style-name="T37">FmMain</text:span><text:span text:style-name="T38">.</text:span></text:p>
      <text:p text:style-name="P11"><text:span text:style-name="T39">STEP 6:</text:span><text:span text:style-name="T40"/></text:p>
      <text:p text:style-name="P11"><text:span text:style-name="T41">Double click on the timer<text:s text:c="2"/>to go to its coding window and put the following code.</text:span></text:p>
      <text:p text:style-name="P11"><text:span text:style-name="T42"><text:s text:c="5"/>ProgressBar1.Visible =<text:s/></text:span><text:span text:style-name="T43">True</text:span><text:span text:style-name="T44"/></text:p>
      <text:p text:style-name="P11"><text:span text:style-name="T44"><text:s text:c="8"/>ProgressBar1.Value = ProgressBar1.Value + 1</text:span></text:p>
      <text:p text:style-name="P11"><text:span text:style-name="T44"><text:s text:c="8"/></text:span><text:span text:style-name="T45">If</text:span><text:span text:style-name="T46"><text:s/>(ProgressBar1.Value = 2)<text:s/></text:span><text:span text:style-name="T47">Then</text:span><text:span text:style-name="T48"/></text:p>
      <text:p text:style-name="P11"><text:span text:style-name="T48"><text:s text:c="12"/>Label</text:span><text:span text:style-name="T49">1</text:span><text:span text:style-name="T50">.Text = ProgressBar1.Value.ToString() &amp;<text:s/></text:span><text:span text:style-name="T51">"%"</text:span><text:span text:style-name="T52"><text:s/>&amp;<text:s/></text:span><text:span text:style-name="T53">" "</text:span><text:span text:style-name="T54"><text:s/>&amp;<text:s/></text:span><text:span text:style-name="T55">"Reading program files......."</text:span><text:span text:style-name="T56"/></text:p>
      <text:p text:style-name="P11"><text:span text:style-name="T56"/></text:p>
      <text:p text:style-name="P11"><text:span text:style-name="T56"><text:s text:c="8"/></text:span><text:span text:style-name="T57">ElseIf</text:span><text:span text:style-name="T58"><text:s/>(ProgressBar1.Value = 5)<text:s/></text:span><text:span text:style-name="T59">Then</text:span><text:span text:style-name="T60"/></text:p>
      <text:p text:style-name="P11"><text:span text:style-name="T60"><text:s text:c="12"/>Label</text:span><text:span text:style-name="T61">1</text:span><text:span text:style-name="T62">.Text = ProgressBar1.Value.ToString() &amp;<text:s/></text:span><text:span text:style-name="T63">"%"</text:span><text:span text:style-name="T64"><text:s/>&amp;<text:s/></text:span><text:span text:style-name="T65">" "</text:span><text:span text:style-name="T66"><text:s/>&amp;<text:s/></text:span><text:span text:style-name="T67">"Reading program files......."</text:span><text:span text:style-name="T68"/></text:p>
      <text:p text:style-name="P11"><text:span text:style-name="T68"><text:s text:c="8"/></text:span><text:span text:style-name="T69">ElseIf</text:span><text:span text:style-name="T70"><text:s/>(ProgressBar1.Value = 10)<text:s/></text:span><text:span text:style-name="T71">Then</text:span><text:span text:style-name="T72"/></text:p>
      <text:p text:style-name="P11"><text:span text:style-name="T72"><text:s text:c="12"/>Label</text:span><text:span text:style-name="T73">1</text:span><text:span text:style-name="T74">.Text = ProgressBar1.Value.ToString() &amp;<text:s/></text:span><text:span text:style-name="T75">"%"</text:span><text:span text:style-name="T76"><text:s/>&amp;<text:s/></text:span><text:span text:style-name="T77">" "</text:span><text:span text:style-name="T78"><text:s/>&amp;<text:s/></text:span><text:span text:style-name="T79">"Reading program files......."</text:span><text:span text:style-name="T80"/></text:p>
      <text:p text:style-name="P11"><text:span text:style-name="T80"><text:s text:c="8"/></text:span><text:span text:style-name="T81">ElseIf</text:span><text:span text:style-name="T82"><text:s/>(ProgressBar1.Value = 15)<text:s/></text:span><text:span text:style-name="T83">Then</text:span><text:span text:style-name="T84"/></text:p>
      <text:p text:style-name="P11"><text:span text:style-name="T84"><text:s text:c="12"/>Label</text:span><text:span text:style-name="T85">1</text:span><text:span text:style-name="T86">.Text = ProgressBar1.Value.ToString() &amp;<text:s/></text:span><text:span text:style-name="T87">"%"</text:span><text:span text:style-name="T88"><text:s/>&amp;<text:s/></text:span><text:span text:style-name="T89">" "</text:span><text:span text:style-name="T90"><text:s/>&amp;<text:s/></text:span><text:span text:style-name="T91">"Turning on program......."</text:span><text:span text:style-name="T92"/></text:p>
      <text:p text:style-name="P11"><text:span text:style-name="T92"><text:s text:c="8"/></text:span><text:span text:style-name="T93">ElseIf</text:span><text:span text:style-name="T94"><text:s/>(ProgressBar1.Value = 20)<text:s/></text:span><text:span text:style-name="T95">Then</text:span><text:span text:style-name="T96"/></text:p>
      <text:p text:style-name="P11"><text:span text:style-name="T96"><text:s text:c="12"/>Label</text:span><text:span text:style-name="T97">1</text:span><text:span text:style-name="T98">.Text = ProgressBar1.Value.ToString() &amp;<text:s/></text:span><text:span text:style-name="T99">"%"</text:span><text:span text:style-name="T100"><text:s/>&amp;<text:s/></text:span><text:span text:style-name="T101">" "</text:span><text:span text:style-name="T102"><text:s/>&amp;<text:s/></text:span><text:span text:style-name="T103">"Turning on program......."</text:span><text:span text:style-name="T104"/></text:p>
      <text:p text:style-name="P11"><text:span text:style-name="T104"><text:s text:c="8"/></text:span><text:span text:style-name="T105">ElseIf</text:span><text:span text:style-name="T106"><text:s/>(ProgressBar1.Value = 25)<text:s/></text:span><text:span text:style-name="T107">Then</text:span><text:span text:style-name="T108"/></text:p>
      <text:p text:style-name="P11"><text:span text:style-name="T108"><text:s text:c="12"/>Label</text:span><text:span text:style-name="T109">1</text:span><text:span text:style-name="T110">.Text = ProgressBar1.Value.ToString() &amp;<text:s/></text:span><text:span text:style-name="T111">"%"</text:span><text:span text:style-name="T112"><text:s/>&amp;<text:s/></text:span><text:span text:style-name="T113">" "</text:span><text:span text:style-name="T114"><text:s/>&amp;<text:s/></text:span><text:span text:style-name="T115">"Turning on program......."</text:span><text:span text:style-name="T116"/></text:p>
      <text:p text:style-name="P11"><text:span text:style-name="T116"><text:s text:c="8"/></text:span><text:span text:style-name="T117">ElseIf</text:span><text:span text:style-name="T118"><text:s/>(ProgressBar1.Value = 30)<text:s/></text:span><text:span text:style-name="T119">Then</text:span><text:span text:style-name="T120"/></text:p>
      <text:p text:style-name="P11"><text:span text:style-name="T120"><text:s text:c="12"/>Label</text:span><text:span text:style-name="T121">1</text:span><text:span text:style-name="T122">.Text = ProgressBar1.Value.ToString() &amp;<text:s/></text:span><text:span text:style-name="T123">"%"</text:span><text:span text:style-name="T124"><text:s/>&amp;<text:s/></text:span><text:span text:style-name="T125">" "</text:span><text:span text:style-name="T126"><text:s/>&amp;<text:s/></text:span><text:span text:style-name="T127">"Turning on program......."</text:span><text:span text:style-name="T128"/></text:p>
      <text:p text:style-name="P11"><text:span text:style-name="T128"><text:s text:c="8"/></text:span><text:span text:style-name="T129">ElseIf</text:span><text:span text:style-name="T130"><text:s/>(ProgressBar1.Value = 35)<text:s/></text:span><text:span text:style-name="T131">Then</text:span><text:span text:style-name="T132"/></text:p>
      <text:p text:style-name="P11"><text:span text:style-name="T132"><text:s text:c="12"/>Label</text:span><text:span text:style-name="T133">1</text:span><text:span text:style-name="T134">.Text = ProgressBar1.Value.ToString() &amp;<text:s/></text:span><text:span text:style-name="T135">"%"</text:span><text:span text:style-name="T136"><text:s/>&amp;<text:s/></text:span><text:span text:style-name="T137">" "</text:span><text:span text:style-name="T138"><text:s/>&amp;<text:s/></text:span><text:span text:style-name="T139">"Turning on program......."</text:span><text:span text:style-name="T140"/></text:p>
      <text:p text:style-name="P11"><text:span text:style-name="T140"><text:s text:c="8"/></text:span><text:span text:style-name="T141">ElseIf</text:span><text:span text:style-name="T142"><text:s/>(ProgressBar1.Value = 40)<text:s/></text:span><text:span text:style-name="T143">Then</text:span><text:span text:style-name="T144"/></text:p>
      <text:p text:style-name="P11"><text:span text:style-name="T144"><text:s text:c="12"/>Label</text:span><text:span text:style-name="T145">1</text:span><text:span text:style-name="T146">.Text = ProgressBar1.Value.ToString() &amp;<text:s/></text:span><text:span text:style-name="T147">"%"</text:span><text:span text:style-name="T148"><text:s/>&amp;<text:s/></text:span><text:span text:style-name="T149">" "</text:span><text:span text:style-name="T150"><text:s/>&amp;<text:s/></text:span><text:span text:style-name="T151">"Starting database connection......."</text:span><text:span text:style-name="T152"/></text:p>
      <text:p text:style-name="P11"><text:span text:style-name="T152"><text:s text:c="8"/></text:span><text:span text:style-name="T153">ElseIf</text:span><text:span text:style-name="T154"><text:s/>(ProgressBar1.Value = 45)<text:s/></text:span><text:span text:style-name="T155">Then</text:span><text:span text:style-name="T156"/></text:p>
      <text:p text:style-name="P11"><text:span text:style-name="T156"><text:s text:c="12"/>Label</text:span><text:span text:style-name="T157">1</text:span><text:span text:style-name="T158">.Text = ProgressBar1.Value.ToString() &amp;<text:s/></text:span><text:span text:style-name="T159">"%"</text:span><text:span text:style-name="T160"><text:s/>&amp;<text:s/></text:span><text:span text:style-name="T161">" "</text:span><text:span text:style-name="T162"><text:s/>&amp;<text:s/></text:span><text:span text:style-name="T163">"Starting database connection......."</text:span><text:span text:style-name="T164"/></text:p>
      <text:p text:style-name="P11"><text:span text:style-name="T164"><text:s text:c="8"/></text:span><text:span text:style-name="T165">ElseIf</text:span><text:span text:style-name="T166"><text:s/>(ProgressBar1.Value = 50)<text:s/></text:span><text:span text:style-name="T167">Then</text:span><text:span text:style-name="T168"/></text:p>
      <text:p text:style-name="P11"><text:span text:style-name="T168"><text:s text:c="12"/>Label</text:span><text:span text:style-name="T169">1</text:span><text:span text:style-name="T170">.Text = ProgressBar1.Value.ToString() &amp;<text:s/></text:span><text:span text:style-name="T171">"%"</text:span><text:span text:style-name="T172"><text:s/>&amp;<text:s/></text:span><text:span text:style-name="T173">" "</text:span><text:span text:style-name="T174"><text:s/>&amp;<text:s/></text:span><text:span text:style-name="T175">"Starting database connection......."</text:span><text:span text:style-name="T176"/></text:p>
      <text:p text:style-name="P11"><text:span text:style-name="T176"><text:s text:c="8"/></text:span><text:span text:style-name="T177">ElseIf</text:span><text:span text:style-name="T178"><text:s/>(ProgressBar1.Value = 55)<text:s/></text:span><text:span text:style-name="T179">Then</text:span><text:span text:style-name="T180"/></text:p>
      <text:p text:style-name="P11"><text:span text:style-name="T180"><text:s text:c="12"/>Label</text:span><text:span text:style-name="T181">1</text:span><text:span text:style-name="T182">.Text = ProgressBar1.Value.ToString() &amp;<text:s/></text:span><text:span text:style-name="T183">"%"</text:span><text:span text:style-name="T184"><text:s/>&amp;<text:s/></text:span><text:span text:style-name="T185">" "</text:span><text:span text:style-name="T186"><text:s/>&amp;<text:s/></text:span><text:span text:style-name="T187">"Starting database connection......."</text:span><text:span text:style-name="T188"/></text:p>
      <text:p text:style-name="P11"><text:span text:style-name="T188"><text:s text:c="8"/></text:span><text:span text:style-name="T189">ElseIf</text:span><text:span text:style-name="T190"><text:s/>(ProgressBar1.Value = 60)<text:s/></text:span><text:span text:style-name="T191">Then</text:span><text:span text:style-name="T192"/></text:p>
      <text:p text:style-name="P11"><text:span text:style-name="T192"><text:s text:c="12"/>Label</text:span><text:span text:style-name="T193">1</text:span><text:span text:style-name="T194">.Text = ProgressBar1.Value.ToString() &amp;<text:s/></text:span><text:span text:style-name="T195">"%"</text:span><text:span text:style-name="T196"><text:s/>&amp;<text:s/></text:span><text:span text:style-name="T197">" "</text:span><text:span text:style-name="T198"><text:s/>&amp;<text:s/></text:span><text:span text:style-name="T199">"Starting database connection......."</text:span><text:span text:style-name="T200"/></text:p>
      <text:p text:style-name="P11"><text:span text:style-name="T200"><text:s text:c="8"/></text:span><text:span text:style-name="T201">ElseIf</text:span><text:span text:style-name="T202"><text:s/>(ProgressBar1.Value = 65)<text:s/></text:span><text:span text:style-name="T203">Then</text:span><text:span text:style-name="T204"/></text:p>
      <text:p text:style-name="P11"><text:span text:style-name="T204"><text:s text:c="12"/>Label</text:span><text:span text:style-name="T205">1</text:span><text:span text:style-name="T206">.Text = ProgressBar1.Value.ToString() &amp;<text:s/></text:span><text:span text:style-name="T207">"%"</text:span><text:span text:style-name="T208"><text:s/>&amp;<text:s/></text:span><text:span text:style-name="T209">" "</text:span><text:span text:style-name="T210"><text:s/>&amp;<text:s/></text:span><text:span text:style-name="T211">"Starting database connection......."</text:span><text:span text:style-name="T212"/></text:p>
      <text:p text:style-name="P11"><text:span text:style-name="T212"><text:s text:c="8"/></text:span><text:span text:style-name="T213">ElseIf</text:span><text:span text:style-name="T214"><text:s/>(ProgressBar1.Value = 70)<text:s/></text:span><text:span text:style-name="T215">Then</text:span><text:span text:style-name="T216"/></text:p>
      <text:p text:style-name="P11"><text:span text:style-name="T216"><text:s text:c="12"/>Label</text:span><text:span text:style-name="T217">1</text:span><text:span text:style-name="T218">.Text = ProgressBar1.Value.ToString() &amp;<text:s/></text:span><text:span text:style-name="T219">"%"</text:span><text:span text:style-name="T220"><text:s/>&amp;<text:s/></text:span><text:span text:style-name="T221">" "</text:span><text:span text:style-name="T222"><text:s/>&amp;<text:s/></text:span><text:span text:style-name="T223">"Loading the database files.."</text:span><text:span text:style-name="T224"/></text:p>
      <text:p text:style-name="P11"><text:span text:style-name="T224"><text:s text:c="8"/></text:span><text:span text:style-name="T225">ElseIf</text:span><text:span text:style-name="T226"><text:s/>(ProgressBar1.Value = 75)<text:s/></text:span><text:span text:style-name="T227">Then</text:span><text:span text:style-name="T228"/></text:p>
      <text:p text:style-name="P11"><text:span text:style-name="T228"><text:s text:c="12"/>Label</text:span><text:span text:style-name="T229">1</text:span><text:span text:style-name="T230">.Text = ProgressBar1.Value.ToString() &amp;<text:s/></text:span><text:span text:style-name="T231">"%"</text:span><text:span text:style-name="T232"><text:s/>&amp;<text:s/></text:span><text:span text:style-name="T233">" "</text:span><text:span text:style-name="T234"><text:s/>&amp;<text:s/></text:span><text:span text:style-name="T235">"Done Loading the program prerequisites........."</text:span><text:span text:style-name="T236"/></text:p>
      <text:p text:style-name="P11"><text:span text:style-name="T236"><text:s text:c="8"/></text:span><text:span text:style-name="T237">ElseIf</text:span><text:span text:style-name="T238"><text:s/>(ProgressBar1.Value = 80)<text:s/></text:span><text:span text:style-name="T239">Then</text:span><text:span text:style-name="T240"/></text:p>
      <text:p text:style-name="P11"><text:span text:style-name="T240"><text:s text:c="12"/>Label</text:span><text:span text:style-name="T241">1</text:span><text:span text:style-name="T242">.Text = ProgressBar1.Value.ToString() &amp;<text:s/></text:span><text:span text:style-name="T243">"%"</text:span><text:span text:style-name="T244"><text:s/>&amp;<text:s/></text:span><text:span text:style-name="T245">" "</text:span><text:span text:style-name="T246"><text:s/>&amp;<text:s/></text:span><text:span text:style-name="T247">"Done Loading the program prerequisites........."</text:span><text:span text:style-name="T248"/></text:p>
      <text:p text:style-name="P11"><text:span text:style-name="T248"><text:s text:c="8"/></text:span><text:span text:style-name="T249">ElseIf</text:span><text:span text:style-name="T250"><text:s/>(ProgressBar1.Value = 85)<text:s/></text:span><text:span text:style-name="T251">Then</text:span><text:span text:style-name="T252"/></text:p>
      <text:p text:style-name="P11"><text:span text:style-name="T252"><text:s text:c="12"/>Label</text:span><text:span text:style-name="T253">1</text:span><text:span text:style-name="T254">.Text = ProgressBar1.Value.ToString() &amp;<text:s/></text:span><text:span text:style-name="T255">"%"</text:span><text:span text:style-name="T256"><text:s/>&amp;<text:s/></text:span><text:span text:style-name="T257">" "</text:span><text:span text:style-name="T258"><text:s/>&amp;<text:s/></text:span><text:span text:style-name="T259">"Done Loading the program prerequisites........."</text:span><text:span text:style-name="T260"/></text:p>
      <text:p text:style-name="P11"><text:span text:style-name="T260"><text:s text:c="8"/></text:span><text:span text:style-name="T261">ElseIf</text:span><text:span text:style-name="T262"><text:s/>(ProgressBar1.Value = 90)<text:s/></text:span><text:span text:style-name="T263">Then</text:span><text:span text:style-name="T264"/></text:p>
      <text:p text:style-name="P11"><text:span text:style-name="T264"><text:s text:c="12"/>Label</text:span><text:span text:style-name="T265">1</text:span><text:span text:style-name="T266">.Text = ProgressBar1.Value.ToString() &amp;<text:s/></text:span><text:span text:style-name="T267">"%"</text:span><text:span text:style-name="T268"><text:s/>&amp;<text:s/></text:span><text:span text:style-name="T269">" "</text:span><text:span text:style-name="T270"><text:s/>&amp;<text:s/></text:span><text:span text:style-name="T271">"Done Loading the program prerequisites........."</text:span><text:span text:style-name="T272"/></text:p>
      <text:p text:style-name="P11"><text:span text:style-name="T272"><text:s text:c="8"/></text:span><text:span text:style-name="T273">ElseIf</text:span><text:span text:style-name="T274"><text:s/>(ProgressBar1.Value = 95)<text:s/></text:span><text:span text:style-name="T275">Then</text:span><text:span text:style-name="T276"/></text:p>
      <text:p text:style-name="P11"><text:span text:style-name="T276"><text:s text:c="12"/>Label</text:span><text:span text:style-name="T277">1</text:span><text:span text:style-name="T278">.Text = ProgressBar1.Value.ToString() &amp;<text:s/></text:span><text:span text:style-name="T279">"%"</text:span><text:span text:style-name="T280"><text:s/>&amp;<text:s/></text:span><text:span text:style-name="T281">" "</text:span><text:span text:style-name="T282"><text:s/>&amp;<text:s/></text:span><text:span text:style-name="T283">"Done Loading the program prerequisites........."</text:span><text:span text:style-name="T284"/></text:p>
      <text:p text:style-name="P11"><text:span text:style-name="T284"><text:s text:c="8"/></text:span><text:span text:style-name="T285">ElseIf</text:span><text:span text:style-name="T286"><text:s/>(ProgressBar1.Value = 99)<text:s/></text:span><text:span text:style-name="T287">Then</text:span><text:span text:style-name="T288"/></text:p>
      <text:p text:style-name="P11"><text:span text:style-name="T288"><text:s text:c="12"/>Label</text:span><text:span text:style-name="T289">1</text:span><text:span text:style-name="T290">.Text = ProgressBar1.Value.ToString() &amp;<text:s/></text:span><text:span text:style-name="T291">"%"</text:span><text:span text:style-name="T292"><text:s/>&amp;<text:s/></text:span><text:span text:style-name="T293">" "</text:span><text:span text:style-name="T294"><text:s/>&amp;<text:s/></text:span><text:span text:style-name="T295">"Done Loading the program prerequisites........."</text:span><text:span text:style-name="T296"/></text:p>
      <text:p text:style-name="P11"><text:span text:style-name="T296"><text:s text:c="8"/></text:span><text:span text:style-name="T297">ElseIf</text:span><text:span text:style-name="T298"><text:s/>(ProgressBar1.Value = 100)<text:s/></text:span><text:span text:style-name="T299">Then</text:span><text:span text:style-name="T300"/></text:p>
      <text:p text:style-name="P11"><text:span text:style-name="T300"><text:s text:c="12"/></text:span><text:span text:style-name="T301">Login</text:span><text:span text:style-name="T302">.Show()</text:span></text:p>
      <text:p text:style-name="P11"><text:span text:style-name="T302"><text:s text:c="12"/>Timer1.Enabled =<text:s/></text:span><text:span text:style-name="T303">False</text:span><text:span text:style-name="T304"/></text:p>
      <text:p text:style-name="P11"><text:span text:style-name="T304"><text:s text:c="12"/></text:span><text:span text:style-name="T305">Me</text:span><text:span text:style-name="T306">.Hide()</text:span></text:p>
      <text:p text:style-name="P11"><text:span text:style-name="T306"><text:s text:c="8"/></text:span><text:span text:style-name="T307">End</text:span><text:span text:style-name="T308"><text:s/></text:span><text:span text:style-name="T309">If</text:span></text:p>
      <text:p text:style-name="P11"><text:span text:style-name="T310">STEP 7:</text:span><text:span text:style-name="T311"/></text:p>
      <text:p text:style-name="P12"><text:span text:style-name="T312">While in the coding window, place the following code in the form load event of<text:s/></text:span><text:span text:style-name="T313">FmMain</text:span></text:p>
      <text:p text:style-name="P12"><text:span text:style-name="T314">Label</text:span><text:span text:style-name="T315">1</text:span><text:span text:style-name="T316">.Text =<text:s/></text:span><text:span text:style-name="T317">""</text:span><text:span text:style-name="T318"/></text:p>
      <text:p text:style-name="P12"><text:span text:style-name="T318">Timer1.Start()</text:span></text:p>
      <text:p text:style-name="P12"><text:span text:style-name="T318"/></text:p>
      <text:p text:style-name="P13"><text:span text:style-name="T319">Run your project and see the output</text:span><text:span text:style-name="T320"/></text:p>
      <text:p text:style-name="P14"><text:span text:style-name="T321">Next we are going to work on the<text:s/></text:span><text:span text:style-name="T322">Login</text:span><text:span text:style-name="T323"><text:s/>form with its functionality</text:span></text:p>
      <text:p text:style-name="P15"><text:span text:style-name="T324">Tutorial NO:03</text:span><text:span text:style-name="T325"/></text:p>
      <text:p text:style-name="P16"><text:span text:style-name="T326"/></text:p>
      <text:p text:style-name="P16"><text:span text:style-name="T3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